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" svg:font-family="Arial"/>
    <style:font-face style:name="Courier New" svg:font-family="'Courier New'"/>
    <style:font-face style:name="Liberation Serif1" svg:font-family="'Liberation Serif'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339cm" fo:margin-left="0cm" table:align="left" style:may-break-between-rows="true" style:writing-mode="lr-tb"/>
    </style:style>
    <style:style style:name="Tabla1.A" style:family="table-column">
      <style:table-column-properties style:column-width="3.173cm"/>
    </style:style>
    <style:style style:name="Tabla1.B" style:family="table-column">
      <style:table-column-properties style:column-width="12.166cm"/>
    </style:style>
    <style:style style:name="Tabla1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1.4" style:family="table-row">
      <style:table-row-properties style:min-row-height="0.896cm"/>
    </style:style>
    <style:style style:name="Tabla2" style:family="table">
      <style:table-properties style:width="15.339cm" fo:margin-left="0cm" table:align="left" style:may-break-between-rows="true" style:writing-mode="lr-tb"/>
    </style:style>
    <style:style style:name="Tabla2.A" style:family="table-column">
      <style:table-column-properties style:column-width="15.339cm"/>
    </style:style>
    <style:style style:name="Tabla2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Tabla3" style:family="table">
      <style:table-properties style:width="15.339cm" fo:margin-left="0cm" table:align="left" style:may-break-between-rows="true" style:writing-mode="lr-tb"/>
    </style:style>
    <style:style style:name="Tabla3.A" style:family="table-column">
      <style:table-column-properties style:column-width="3.173cm"/>
    </style:style>
    <style:style style:name="Tabla3.B" style:family="table-column">
      <style:table-column-properties style:column-width="12.166cm"/>
    </style:style>
    <style:style style:name="Tabla3.A1" style:family="table-cell">
      <style:table-cell-properties fo:background-color="#ffffff" fo:padding-left="0.123cm" fo:padding-right="0.123cm" fo:padding-top="0cm" fo:padding-bottom="0cm" fo:border="0.05pt solid #000000" fo:vertical-align="center">
        <style:background-image/>
      </style:table-cell-properties>
    </style:style>
    <style:style style:name="Tabla3.4" style:family="table-row">
      <style:table-row-properties style:min-row-height="0.519cm"/>
    </style:style>
    <style:style style:name="Tabla4" style:family="table">
      <style:table-properties style:width="15.339cm" fo:margin-left="0cm" table:align="left" style:may-break-between-rows="true" style:writing-mode="lr-tb"/>
    </style:style>
    <style:style style:name="Tabla4.A" style:family="table-column">
      <style:table-column-properties style:column-width="15.339cm"/>
    </style:style>
    <style:style style:name="Tabla4.A1" style:family="table-cell">
      <style:table-cell-properties fo:background-color="#ffffff" fo:padding-left="0.123cm" fo:padding-right="0.123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officeooo:paragraph-rsid="000416c5" fo:background-color="transparent" style:font-name-asian="Arial" style:font-name-complex="Arial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bold" officeooo:paragraph-rsid="000416c5" fo:background-color="transparent" style:font-name-asian="Liberation Serif1" style:font-name-complex="Liberation Serif1"/>
    </style:style>
    <style:style style:name="P3" style:family="paragraph" style:parent-style-name="Standard">
      <style:paragraph-properties fo:line-height="100%" fo:text-align="start" style:justify-single-word="false" style:text-autospace="ideograph-alpha"/>
      <style:text-properties style:use-window-font-color="true" style:font-name="Liberation Serif1" fo:font-size="12pt" fo:font-weight="normal" officeooo:paragraph-rsid="000416c5" fo:background-color="transparent" style:font-name-asian="Liberation Serif1" style:font-name-complex="Liberation Serif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0416c5" fo:background-color="transparent" style:font-name-asian="Liberation Serif1" style:font-name-complex="Liberation Serif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2pt" fo:font-weight="normal" officeooo:paragraph-rsid="000416c5" fo:background-color="transparent" style:font-name-asian="Courier New" style:font-name-complex="Courier New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2pt" fo:font-weight="bold" officeooo:paragraph-rsid="000416c5" fo:background-color="transparent" style:font-name-asian="Courier New" style:font-name-complex="Courier New"/>
    </style:style>
    <style:style style:name="P7" style:family="paragraph" style:parent-style-name="Standard">
      <style:text-properties officeooo:paragraph-rsid="000416c5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Courier New1" fo:font-size="12pt" fo:font-weight="bold" officeooo:rsid="0004ea41" officeooo:paragraph-rsid="0004ea41" fo:background-color="transparent" style:font-name-asian="Courier New" style:font-weight-asian="bold" style:font-name-complex="Courier New1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0b3167" fo:background-color="transparent" style:font-name-asian="Liberation Serif1" style:font-name-complex="Liberation Serif1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rsid="000e6de0" officeooo:paragraph-rsid="000416c5" fo:background-color="transparent" style:font-name-asian="Liberation Serif1" style:font-name-complex="Liberation Serif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rsid="000e6de0" officeooo:paragraph-rsid="0004ea41" fo:background-color="transparent" style:font-name-asian="Liberation Serif1" style:font-name-complex="Liberation Serif1"/>
    </style:style>
    <style:style style:name="T1" style:family="text">
      <style:text-properties officeooo:rsid="0004ea41"/>
    </style:style>
    <style:style style:name="T2" style:family="text">
      <style:text-properties officeooo:rsid="000de9d7"/>
    </style:style>
    <style:style style:name="T3" style:family="text">
      <style:text-properties officeooo:rsid="000747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2">Existe medicamento</text:p>
          </table:table-cell>
        </table:table-row>
        <table:table-row>
          <table:table-cell table:style-name="Tabla1.A1" office:value-type="string">
            <text:p text:style-name="P1">Operación</text:p>
          </table:table-cell>
          <table:table-cell table:style-name="Tabla1.A1" office:value-type="string">
            <text:p text:style-name="P5">existeMedicamento(nombre:String):boolean</text:p>
          </table:table-cell>
        </table:table-row>
        <table:table-row>
          <table:table-cell table:style-name="Tabla1.A1" office:value-type="string">
            <text:p text:style-name="P1">Entrada</text:p>
          </table:table-cell>
          <table:table-cell table:style-name="Tabla1.A1" office:value-type="string">
            <text:p text:style-name="P3">nombre indica el nombre del medicamento que se desea dar de alta en el sistema</text:p>
          </table:table-cell>
        </table:table-row>
        <table:table-row table:style-name="Tabla1.4">
          <table:table-cell table:style-name="Tabla1.A1" office:value-type="string">
            <text:p text:style-name="P1">Salida</text:p>
          </table:table-cell>
          <table:table-cell table:style-name="Tabla1.A1" office:value-type="string">
            <text:p text:style-name="P4">Un booleano que indica si ya existe en el sistema un medicamento cuyo nombre coincide con el nombre que se desea ingresar</text:p>
          </table:table-cell>
        </table:table-row>
        <table:table-row>
          <table:table-cell table:style-name="Tabla1.A1" office:value-type="string">
            <text:p text:style-name="P1">Descripción</text:p>
          </table:table-cell>
          <table:table-cell table:style-name="Tabla1.A1" office:value-type="string">
            <text:p text:style-name="P4">Esta operación verifica si ya existe un medicamento con el nombre dado</text:p>
          </table:table-cell>
        </table:table-row>
        <table:table-row>
          <table:table-cell table:style-name="Tabla1.A1" office:value-type="string">
            <text:p text:style-name="P1">Excepciones</text:p>
          </table:table-cell>
          <table:table-cell table:style-name="Tabla1.A1" office:value-type="string">
            <text:p text:style-name="P9">Si no se cumple pre1 se lanza la excepción ExNoEstaLogueado.</text:p>
          </table:table-cell>
        </table:table-row>
      </table:table>
      <text:p text:style-name="P7"/>
      <table:table table:name="Tabla2" table:style-name="Tabla2">
        <table:table-column table:style-name="Tabla2.A"/>
        <table:table-row>
          <table:table-cell table:style-name="Tabla2.A1" office:value-type="string">
            <text:p text:style-name="P1">Precondiciones y Postcondiciones</text:p>
          </table:table-cell>
        </table:table-row>
        <table:table-row>
          <table:table-cell table:style-name="Tabla2.A1" office:value-type="string">
            <text:p text:style-name="P8">Pre<text:span text:style-name="T2">1</text:span>: <text:span text:style-name="T3">El usuario logueado en el sistema debe ser de tipo </text:span>administrativo<text:span text:style-name="T3">.</text:span></text:p>
            <text:p text:style-name="P8"/>
            <text:p text:style-name="P6">Post<text:span text:style-name="T1">1</text:span>: Existe en la memoria del sistema el nombre ingresado</text:p>
            <text:p text:style-name="P6"/>
            <text:p text:style-name="P6">Post2: Si existe en el sistema una instancia de Medicamento <text:s/>con nombre = nombre se devuelve TRUE. En caso contrario se devuelve FALSE.</text:p>
          </table:table-cell>
        </table:table-row>
      </table:table>
      <text:p text:style-name="P7"/>
      <text:p text:style-name="P7"/>
      <text:p text:style-name="P7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Nombre</text:p>
          </table:table-cell>
          <table:table-cell table:style-name="Tabla3.A1" office:value-type="string">
            <text:p text:style-name="P2">Ingresar medicamento</text:p>
          </table:table-cell>
        </table:table-row>
        <table:table-row>
          <table:table-cell table:style-name="Tabla3.A1" office:value-type="string">
            <text:p text:style-name="P1">Operación</text:p>
          </table:table-cell>
          <table:table-cell table:style-name="Tabla3.A1" office:value-type="string">
            <text:p text:style-name="P5">ingresarMedicamento()</text:p>
          </table:table-cell>
        </table:table-row>
        <table:table-row>
          <table:table-cell table:style-name="Tabla3.A1" office:value-type="string">
            <text:p text:style-name="P1">Entrada</text:p>
          </table:table-cell>
          <table:table-cell table:style-name="Tabla3.A1" office:value-type="string">
            <text:p text:style-name="P3">-</text:p>
          </table:table-cell>
        </table:table-row>
        <table:table-row table:style-name="Tabla3.4">
          <table:table-cell table:style-name="Tabla3.A1" office:value-type="string">
            <text:p text:style-name="P1">Salida</text:p>
          </table:table-cell>
          <table:table-cell table:style-name="Tabla3.A1" office:value-type="string">
            <text:p text:style-name="P4">-</text:p>
          </table:table-cell>
        </table:table-row>
        <table:table-row>
          <table:table-cell table:style-name="Tabla3.A1" office:value-type="string">
            <text:p text:style-name="P1">Descripción</text:p>
          </table:table-cell>
          <table:table-cell table:style-name="Tabla3.A1" office:value-type="string">
            <text:p text:style-name="P4">Esta operación ingresa un medicamento en el sistema con el nombre previamente ingresado.</text:p>
          </table:table-cell>
        </table:table-row>
        <table:table-row>
          <table:table-cell table:style-name="Tabla3.A1" office:value-type="string">
            <text:p text:style-name="P1">Excepciones</text:p>
          </table:table-cell>
          <table:table-cell table:style-name="Tabla3.A1" office:value-type="string">
            <text:p text:style-name="P11"><text:span text:style-name="T1">Si no se cumple pre1 se lanza la excepción ExNoEstaLogeado.</text:span></text:p>
            <text:p text:style-name="P11">Si no se cumple pre<text:span text:style-name="T1">2</text:span> se lanza la excepción NombreMedicamentoNoIngresado. </text:p>
            <text:p text:style-name="P10">Si no se cumple pre<text:span text:style-name="T1">3</text:span> se lanza la excepción MedicamentoExistente.</text:p>
          </table:table-cell>
        </table:table-row>
      </table:table>
      <text:p text:style-name="P7"/>
      <table:table table:name="Tabla4" table:style-name="Tabla4">
        <table:table-column table:style-name="Tabla4.A"/>
        <table:table-row>
          <table:table-cell table:style-name="Tabla4.A1" office:value-type="string">
            <text:p text:style-name="P1">Precondiciones y Postcondiciones</text:p>
          </table:table-cell>
        </table:table-row>
        <table:table-row>
          <table:table-cell table:style-name="Tabla4.A1" office:value-type="string">
            <text:p text:style-name="P6">Pre<text:span text:style-name="T1">2</text:span>: Existe en la memoria del sistema el nombre previamente ingresado.</text:p>
            <text:p text:style-name="P6"/>
            <text:p text:style-name="P6">Pre<text:span text:style-name="T1">3</text:span>: No existe en el sistema una instancia de medicamento con nombre = nombre.</text:p>
            <text:p text:style-name="P6"/>
            <text:p text:style-name="P6">Post1: Se crea en el sistema una instancia de Medicamento con nombre = nombre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Arial" svg:font-family="Arial"/>
    <style:font-face style:name="Courier New" svg:font-family="'Courier New'"/>
    <style:font-face style:name="Liberation Serif1" svg:font-family="'Liberation Serif'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2:25:43.496332908</meta:creation-date>
    <dc:date>2014-05-09T12:45:25.968276662</dc:date>
    <meta:editing-duration>P0D</meta:editing-duration>
    <meta:editing-cycles>2</meta:editing-cycles>
    <meta:generator>LibreOffice/4.2.3.3$Linux_X86_64 LibreOffice_project/420m0$Build-3</meta:generator>
    <meta:document-statistic meta:table-count="4" meta:image-count="0" meta:object-count="0" meta:page-count="1" meta:paragraph-count="34" meta:word-count="212" meta:character-count="1371" meta:non-whitespace-character-count="1191"/>
  </office:meta>
</office:document-meta>
</file>